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873" officeooo:paragraph-rsid="00101873"/>
    </style:style>
    <style:style style:name="P2" style:family="paragraph" style:parent-style-name="Standard">
      <style:paragraph-properties fo:break-before="page"/>
      <style:text-properties officeooo:rsid="00101873" officeooo:paragraph-rsid="00101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reference-mark-start text:name="next-[KOVETKEZO-IROMANY]"/>Ugorj a következő irományra!<text:reference-mark-end text:name="next-[KOVETKEZO-IROMANY]"/></text:p>
      <text:p text:style-name="P2"><text:reference-ref text:reference-format="page" text:ref-name="next-[AKTUALIS-IROMANY]">Error: Reference source not found</text:reference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34:46.608891290</meta:creation-date>
    <dc:date>2016-05-23T15:40:20.787817110</dc:date>
    <meta:editing-duration>P0D</meta:editing-duration>
    <meta:editing-cycles>1</meta:editing-cycles>
    <meta:document-statistic meta:table-count="0" meta:image-count="0" meta:object-count="0" meta:page-count="2" meta:paragraph-count="2" meta:word-count="9" meta:character-count="61" meta:non-whitespace-character-count="54"/>
    <meta:generator>LibreOffice/4.2.8.2$Linux_X86_64 LibreOffice_project/420m0$Build-2</meta:generator>
  </office:meta>
</office:document-meta>
</file>